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s every school in America transitioned to online learning during the COVID-19 lockdowns, I was the technical/development lead on the team who supported all SRE and product engineering teams, working on core platforms and service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19:43:03Z</meta:creation-date>
    <dc:date>2025-01-28T19:43:03Z</dc:date>
  </office:meta>
</office:document-meta>
</file>